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Noto Sans Devanagari2" svg:font-family="'Noto Sans Devanagari'" style:font-family-generic="modern" style:font-pitch="fixed"/>
    <style:font-face style:name="Noto Sans Mono" svg:font-family="'Noto Sans Mono'" style:font-family-generic="modern" style:font-pitch="fixed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d390"/>
    </style:style>
    <style:style style:name="P2" style:family="paragraph" style:parent-style-name="Text_20_body">
      <style:text-properties officeooo:rsid="0014d390" officeooo:paragraph-rsid="0014d390"/>
    </style:style>
    <style:style style:name="P3" style:family="paragraph" style:parent-style-name="Text_20_body">
      <style:text-properties officeooo:rsid="0015101d" officeooo:paragraph-rsid="0015101d"/>
    </style:style>
    <style:style style:name="P4" style:family="paragraph" style:parent-style-name="Title">
      <style:text-properties officeooo:rsid="001b2e8a" officeooo:paragraph-rsid="0014d390"/>
    </style:style>
    <style:style style:name="P5" style:family="paragraph" style:parent-style-name="Subtitle">
      <style:text-properties officeooo:rsid="001b2e8a" officeooo:paragraph-rsid="0014d390"/>
    </style:style>
    <style:style style:name="P6" style:family="paragraph" style:parent-style-name="List_20_Paragraph">
      <style:text-properties officeooo:paragraph-rsid="0014d390"/>
    </style:style>
    <style:style style:name="P7" style:family="paragraph" style:parent-style-name="List_20_Paragraph">
      <style:text-properties officeooo:paragraph-rsid="0014d390" style:font-size-complex="12pt"/>
    </style:style>
    <style:style style:name="P8" style:family="paragraph" style:parent-style-name="List_20_Paragraph">
      <style:text-properties officeooo:rsid="0016e970" officeooo:paragraph-rsid="0016e970" style:font-size-complex="12pt"/>
    </style:style>
    <style:style style:name="P9" style:family="paragraph" style:parent-style-name="List_20_Paragraph">
      <style:paragraph-properties fo:text-align="justify" style:justify-single-word="false"/>
      <style:text-properties officeooo:paragraph-rsid="0014d390"/>
    </style:style>
    <style:style style:name="P10" style:family="paragraph" style:parent-style-name="List_20_Paragraph">
      <style:text-properties officeooo:rsid="001b9b43" officeooo:paragraph-rsid="001b9b43"/>
    </style:style>
    <style:style style:name="P11" style:family="paragraph" style:parent-style-name="List_20_Paragraph">
      <style:paragraph-properties fo:text-align="justify" style:justify-single-word="false"/>
      <style:text-properties officeooo:rsid="001b9b43" officeooo:paragraph-rsid="001b9b43"/>
    </style:style>
    <style:style style:name="P12" style:family="paragraph" style:parent-style-name="Standard">
      <style:paragraph-properties fo:text-align="justify" style:justify-single-word="false"/>
      <style:text-properties officeooo:rsid="001b2e8a" officeooo:paragraph-rsid="0014d390"/>
    </style:style>
    <style:style style:name="P13" style:family="paragraph" style:parent-style-name="Standard">
      <style:text-properties officeooo:paragraph-rsid="0014d390"/>
    </style:style>
    <style:style style:name="P14" style:family="paragraph" style:parent-style-name="Standard">
      <style:text-properties officeooo:paragraph-rsid="0014d390" style:font-size-complex="12pt"/>
    </style:style>
    <style:style style:name="P15" style:family="paragraph" style:parent-style-name="Standard">
      <style:text-properties officeooo:rsid="0019f7e1" officeooo:paragraph-rsid="0019f7e1" style:font-size-complex="12pt"/>
    </style:style>
    <style:style style:name="P16" style:family="paragraph" style:parent-style-name="Heading_20_1">
      <style:text-properties officeooo:rsid="0014d390" officeooo:paragraph-rsid="0014d390"/>
    </style:style>
    <style:style style:name="P17" style:family="paragraph" style:parent-style-name="Heading_20_1" style:list-style-name="">
      <style:text-properties officeooo:rsid="0014d390" officeooo:paragraph-rsid="0014d390"/>
    </style:style>
    <style:style style:name="P18" style:family="paragraph" style:parent-style-name="Heading_20_1">
      <style:paragraph-properties fo:break-before="page"/>
      <style:text-properties officeooo:rsid="0014d390" officeooo:paragraph-rsid="0014d390"/>
    </style:style>
    <style:style style:name="P19" style:family="paragraph" style:parent-style-name="List_20_Paragraph" style:list-style-name="WWNum5">
      <style:text-properties officeooo:paragraph-rsid="0014d390"/>
    </style:style>
    <style:style style:name="P20" style:family="paragraph" style:parent-style-name="List_20_Paragraph" style:list-style-name="WWNum5">
      <style:text-properties officeooo:paragraph-rsid="0014d390" style:font-size-complex="12pt"/>
    </style:style>
    <style:style style:name="P21" style:family="paragraph" style:parent-style-name="List_20_Paragraph" style:list-style-name="WWNum5">
      <style:text-properties officeooo:rsid="0016e970" officeooo:paragraph-rsid="0016e970" style:font-size-complex="12pt"/>
    </style:style>
    <style:style style:name="P22" style:family="paragraph" style:parent-style-name="List_20_Paragraph" style:list-style-name="WWNum5">
      <style:text-properties officeooo:rsid="001b9b43" officeooo:paragraph-rsid="001b9b43"/>
    </style:style>
    <style:style style:name="P23" style:family="paragraph" style:parent-style-name="List_20_Paragraph" style:list-style-name="WWNum5">
      <style:paragraph-properties fo:text-align="justify" style:justify-single-word="false"/>
      <style:text-properties officeooo:paragraph-rsid="0014d390"/>
    </style:style>
    <style:style style:name="P24" style:family="paragraph" style:parent-style-name="List_20_Paragraph" style:list-style-name="WWNum5">
      <style:paragraph-properties fo:margin-left="0cm" fo:margin-right="0cm" fo:text-indent="0cm" style:auto-text-indent="false"/>
      <style:text-properties officeooo:rsid="00182230" officeooo:paragraph-rsid="00182230" style:font-size-complex="12pt"/>
    </style:style>
    <style:style style:name="P25" style:family="paragraph" style:parent-style-name="Standard" style:list-style-name="WWNum5">
      <style:text-properties officeooo:paragraph-rsid="0014d390" style:font-size-complex="12pt"/>
    </style:style>
    <style:style style:name="T1" style:family="text">
      <style:text-properties officeooo:rsid="0014d3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L – Tutorial <text:span text:style-name="T1">7</text:span></text:p>
      <text:p text:style-name="P5">COMP2007</text:p>
      <text:h text:style-name="P16" text:outline-level="1">C++, C#, and Eiffel:</text:h>
      <text:list xml:id="list4068717085" text:style-name="WWNum5">
        <text:list-item>
          <text:p text:style-name="P20">When is the protected access used in C++? Who can access protected members of class?</text:p>
          <text:p text:style-name="P20"/>
          <text:p text:style-name="P21">Protected allows derived class to access it but not other classes. </text:p>
        </text:list-item>
      </text:list>
      <text:p text:style-name="P13"/>
      <text:list xml:id="list225160225056193" text:continue-numbering="true" text:style-name="WWNum5">
        <text:list-item>
          <text:p text:style-name="P20">When deriving a class from a protected class, what is the level of access of the public/protected members of the base class in the derived class?</text:p>
          <text:p text:style-name="P20"/>
        </text:list-item>
      </text:list>
      <text:p text:style-name="P8">When performing a asspecific type of inheritance, anything that is more accessible than the type fo inheritance, gets converted to the type of inheritance.</text:p>
      <text:p text:style-name="P14"/>
      <text:list xml:id="list225160354591708" text:continue-numbering="true" text:style-name="WWNum5">
        <text:list-item>
          <text:p text:style-name="P20">What is the difference between a "Is a" relationship and a "Has a" relationship?</text:p>
          <text:p text:style-name="P21"/>
          <text:p text:style-name="P21">Is a → inheritance, implies some form of equivalence</text:p>
          <text:p text:style-name="P21">has a → aggregation</text:p>
        </text:list-item>
      </text:list>
      <text:p text:style-name="P14"/>
      <text:list xml:id="list225161404451591" text:continue-numbering="true" text:style-name="WWNum5">
        <text:list-item>
          <text:p text:style-name="P20">How is polymorphism implemented in C++? Is this different from the way it is implemented in C#?</text:p>
        </text:list-item>
      </text:list>
      <text:p text:style-name="P7"/>
      <text:p text:style-name="P8">Have to use the virtual keyword in order to override things etc. </text:p>
      <text:p text:style-name="P8">Restrict everything, then give a keyword to allow anything (virtual)</text:p>
      <text:p text:style-name="P8"/>
      <text:p text:style-name="P8">In C#, You can override or overload anything you want. There is a keyword to prevent something being overloaded (seal).</text:p>
      <text:p text:style-name="P14"/>
      <text:list xml:id="list225160826716653" text:continue-numbering="true" text:style-name="WWNum5">
        <text:list-item>
          <text:p text:style-name="P20">What were goals of the designers of C++?</text:p>
        </text:list-item>
      </text:list>
      <text:p text:style-name="P8"/>
      <text:p text:style-name="P8">Targeting experienced programmers, give you control and power to do what ever you want.</text:p>
      <text:p text:style-name="P14"/>
      <text:list xml:id="list225160390919905" text:continue-numbering="true" text:style-name="WWNum5">
        <text:list-item>
          <text:p text:style-name="P20">How does C++ handle exceptions? </text:p>
          <text:p text:style-name="P21">Similar to ada, normal exceptions, but still has C type errors.</text:p>
          <text:p text:style-name="P24"><text:s/><text:tab/>Not consistent. There is 3 error styles, C type, exception handling and error <text:tab/>codes. (like integer error codes)</text:p>
        </text:list-item>
      </text:list>
      <text:p text:style-name="P14"/>
      <text:list xml:id="list225161432251285" text:continue-numbering="true" text:style-name="WWNum5">
        <text:list-item>
          <text:p text:style-name="P25">Compare the design philosophy of Smalltalk, C++ and C#.</text:p>
          <text:p text:style-name="P25"/>
        </text:list-item>
      </text:list>
      <text:p text:style-name="P15"><text:soft-page-break/><text:tab/>smalltalk, pure OO, marketed to newer programmers</text:p>
      <text:p text:style-name="P15"><text:tab/>C++ see qu5</text:p>
      <text:p text:style-name="P15"><text:tab/>C#, kinda made to replace java, geared to Windows/.NET developers, </text:p>
      <text:p text:style-name="P15"><text:tab/><text:tab/>was made to meet microsoft needs.</text:p>
      <text:list xml:id="list225161595621982" text:continue-numbering="true" text:style-name="WWNum5">
        <text:list-header>
          <text:p text:style-name="P25"/>
        </text:list-header>
      </text:list>
      <text:p text:style-name="P14"><text:tab/></text:p>
      <text:list xml:id="list225160359791379" text:continue-numbering="true" text:style-name="WWNum5">
        <text:list-item>
          <text:p text:style-name="P19">Name and describe two types of inheritance.</text:p>
        </text:list-item>
      </text:list>
      <text:p text:style-name="P6"/>
      <text:p text:style-name="P10">Multiple, single and repeated. </text:p>
      <text:p text:style-name="P6"/>
      <text:list xml:id="list225160200845395" text:continue-numbering="true" text:style-name="WWNum5">
        <text:list-item>
          <text:p text:style-name="P19">Compare and contrast the OO ‘purity’ of Smalltalk and Eiffel.</text:p>
          <text:p text:style-name="P22">Everything is an object in smalltalk. </text:p>
          <text:p text:style-name="P22">In Eiffel, there are primitives, and classes which are not actually objects but blueprints for objects.</text:p>
        </text:list-item>
      </text:list>
      <text:p text:style-name="P6"/>
      <text:list xml:id="list225162096275307" text:continue-numbering="true" text:style-name="WWNum5">
        <text:list-item>
          <text:p text:style-name="P23">Is there a programming principle that Eiffel does not support? If so, state the principle and – with the help of an example – explain why Eiffel does not support it.</text:p>
        </text:list-item>
      </text:list>
      <text:p text:style-name="P9"/>
      <text:p text:style-name="P11">Uses exception handling which effectively a goto, breaks structured programming.</text:p>
      <text:p text:style-name="P12"/>
      <text:h text:style-name="P17" text:outline-level="1"/>
      <text:h text:style-name="P18" text:outline-level="1">Programming Assignment:</text:h>
      <text:p text:style-name="P1"><text:span text:style-name="T1">This week you will need “g++”, and </text:span><text:a xlink:type="simple" xlink:href="http://www.cplusplus.com/reference/" text:style-name="Internet_20_link" text:visited-style-name="Visited_20_Internet_20_Link"><text:span text:style-name="T1">maybe this C++ reference</text:span></text:a>.</text:p>
      <text:p text:style-name="P2">Given the following C++ object definition:</text:p>
      <text:p text:style-name="Preformatted_20_Text">class Book</text:p>
      <text:p text:style-name="Preformatted_20_Text">{</text:p>
      <text:p text:style-name="Preformatted_20_Text">private:</text:p>
      <text:p text:style-name="Preformatted_20_Text"><text:tab/>int bookID;</text:p>
      <text:p text:style-name="Preformatted_20_Text"><text:tab/>std::string bookName;</text:p>
      <text:p text:style-name="Preformatted_20_Text"><text:tab/>std::string ISBN;</text:p>
      <text:p text:style-name="Preformatted_20_Text">public:</text:p>
      <text:p text:style-name="Preformatted_20_Text"><text:tab/>int GetBookID();</text:p>
      <text:p text:style-name="Preformatted_20_Text"><text:tab/>std::string GetBookName();</text:p>
      <text:p text:style-name="Preformatted_20_Text"><text:tab/>std::string GetISBN();</text:p>
      <text:p text:style-name="Preformatted_20_Text"/>
      <text:p text:style-name="Preformatted_20_Text"><text:tab/>void SetBookID(int);</text:p>
      <text:p text:style-name="Preformatted_20_Text"><text:tab/>void SetBookName(std::string);</text:p>
      <text:p text:style-name="Preformatted_20_Text"><text:tab/>void SetBookISBN(std::string);</text:p>
      <text:p text:style-name="Preformatted_20_Text"/>
      <text:p text:style-name="Preformatted_20_Text"><text:tab/>Book();</text:p>
      <text:p text:style-name="Preformatted_20_Text"><text:tab/>~Book();</text:p>
      <text:p text:style-name="Preformatted_20_Text"><text:tab/></text:p>
      <text:p text:style-name="Preformatted_20_Text">};</text:p>
      <text:p text:style-name="P3">Build a program that sorts a list of these objects using quicksort. You will need to implement this object in order to test it!</text:p>
      <text:p text:style-name="P3">In addition to your reflection, the weekly question is:</text:p>
      <text:p text:style-name="P3">Compare how you have implmented objects in C++ with how you implement them in Java. What does this tell you about how objects work in C++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Noto Sans Devanagari2" svg:font-family="'Noto Sans Devanagari'" style:font-family-generic="modern" style:font-pitch="fixed"/>
    <style:font-face style:name="Noto Sans Mono" svg:font-family="'Noto Sans Mono'" style:font-family-generic="modern" style:font-pitch="fixed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Noto Sans Devanagari2" style:font-family-complex="'Noto Sans Devanagar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5T10:56:46.507583211</meta:creation-date>
    <dc:date>2021-10-04T11:29:04.043819376</dc:date>
    <meta:editing-duration>PT36M4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457" meta:character-count="2784" meta:non-whitespace-character-count="2360"/>
  </office:meta>
</office:document-meta>
</file>